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7.742cm"/>
    </style:style>
    <style:style style:name="co3" style:family="table-column">
      <style:table-column-properties fo:break-before="auto" style:column-width="5.438cm"/>
    </style:style>
    <style:style style:name="co4" style:family="table-column">
      <style:table-column-properties fo:break-before="auto" style:column-width="2.267cm"/>
    </style:style>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5cm"/>
    </style:style>
    <style:style style:name="co10" style:family="table-column">
      <style:table-column-properties fo:break-before="auto" style:column-width="10.282cm"/>
    </style:style>
    <style:style style:name="co11" style:family="table-column">
      <style:table-column-properties fo:break-before="auto" style:column-width="10.312cm"/>
    </style:style>
    <style:style style:name="co12" style:family="table-column">
      <style:table-column-properties fo:break-before="auto" style:column-width="6.814cm"/>
    </style:style>
    <style:style style:name="co13" style:family="table-column">
      <style:table-column-properties fo:break-before="auto" style:column-width="11.13cm"/>
    </style:style>
    <style:style style:name="co14" style:family="table-column">
      <style:table-column-properties fo:break-before="auto" style:column-width="6.72cm"/>
    </style:style>
    <style:style style:name="co15" style:family="table-column">
      <style:table-column-properties fo:break-before="auto" style:column-width="11.7cm"/>
    </style:style>
    <style:style style:name="co16" style:family="table-column">
      <style:table-column-properties fo:break-before="auto" style:column-width="6.937cm"/>
    </style:style>
    <style:style style:name="co17" style:family="table-column">
      <style:table-column-properties fo:break-before="auto" style:column-width="10.188cm"/>
    </style:style>
    <style:style style:name="co18" style:family="table-column">
      <style:table-column-properties fo:break-before="auto" style:column-width="8.356cm"/>
    </style:style>
    <style:style style:name="co19" style:family="table-column">
      <style:table-column-properties fo:break-before="auto" style:column-width="9.017cm"/>
    </style:style>
    <style:style style:name="co20" style:family="table-column">
      <style:table-column-properties fo:break-before="auto" style:column-width="10.298cm"/>
    </style:style>
    <style:style style:name="co21" style:family="table-column">
      <style:table-column-properties fo:break-before="auto" style:column-width="7.491cm"/>
    </style:style>
    <style:style style:name="co22" style:family="table-column">
      <style:table-column-properties fo:break-before="auto" style:column-width="17.157cm"/>
    </style:style>
    <style:style style:name="co23" style:family="table-column">
      <style:table-column-properties fo:break-before="auto" style:column-width="8.894cm"/>
    </style:style>
    <style:style style:name="ro1" style:family="table-row">
      <style:table-row-properties style:row-height="0.453cm" fo:break-before="auto" style:use-optimal-row-height="true"/>
    </style:style>
    <style:style style:name="ro2" style:family="table-row">
      <style:table-row-properties style:row-height="3.334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6.369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5.528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2.69cm" fo:break-before="auto" style:use-optimal-row-height="true"/>
    </style:style>
    <style:style style:name="ro13" style:family="table-row">
      <style:table-row-properties style:row-height="3.568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4.884cm" fo:break-before="auto" style:use-optimal-row-height="true"/>
    </style:style>
    <style:style style:name="ro16" style:family="table-row">
      <style:table-row-properties style:row-height="4.445cm" fo:break-before="auto" style:use-optimal-row-height="true"/>
    </style:style>
    <style:style style:name="ro17" style:family="table-row">
      <style:table-row-properties style:row-height="7.955cm" fo:break-before="auto" style:use-optimal-row-height="true"/>
    </style:style>
    <style:style style:name="ro18" style:family="table-row">
      <style:table-row-properties style:row-height="1.374cm" fo:break-before="auto" style:use-optimal-row-height="true"/>
    </style:style>
    <style:style style:name="ro19" style:family="table-row">
      <style:table-row-properties style:row-height="1.813cm" fo:break-before="auto" style:use-optimal-row-height="true"/>
    </style:style>
    <style:style style:name="ro20" style:family="table-row">
      <style:table-row-properties style:row-height="5.323cm" fo:break-before="auto" style:use-optimal-row-height="true"/>
    </style:style>
    <style:style style:name="ro21" style:family="table-row">
      <style:table-row-properties style:row-height="2.251cm" fo:break-before="auto" style:use-optimal-row-height="true"/>
    </style:style>
    <style:style style:name="ro22" style:family="table-row">
      <style:table-row-properties style:row-height="6.2cm" fo:break-before="auto" style:use-optimal-row-height="true"/>
    </style:style>
    <style:style style:name="ro23" style:family="table-row">
      <style:table-row-properties style:row-height="7.078cm" fo:break-before="auto" style:use-optimal-row-height="true"/>
    </style:style>
    <style:style style:name="ro24" style:family="table-row">
      <style:table-row-properties style:row-height="0.935cm" fo:break-before="auto" style:use-optimal-row-height="true"/>
    </style:style>
    <style:style style:name="ro25" style:family="table-row">
      <style:table-row-properties style:row-height="7.518cm" fo:break-before="auto" style:use-optimal-row-height="true"/>
    </style:style>
    <style:style style:name="ro26" style:family="table-row">
      <style:table-row-properties style:row-height="6.639cm" fo:break-before="auto" style:use-optimal-row-height="true"/>
    </style:style>
    <style:style style:name="ro27" style:family="table-row">
      <style:table-row-properties style:row-height="3.129cm" fo:break-before="auto" style:use-optimal-row-height="true"/>
    </style:style>
    <style:style style:name="ro28" style:family="table-row">
      <style:table-row-properties style:row-height="4.00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language="en" fo:country="US" style:font-name-asian="Lucida Sans Unicode" style:font-size-asian="6.80000019073486pt" style:language-asian="en" style:country-asian="US" style:font-size-complex="6.80000019073486pt" style:language-complex="en" style:country-complex="US"/>
    </style:style>
    <style:style style:name="ce2" style:family="table-cell" style:parent-style-name="Default">
      <style:text-properties fo:font-size="12pt" fo:language="en" fo:country="US" style:font-name-asian="Lucida Sans Unicode" style:font-size-asian="12pt" style:language-asian="en" style:country-asian="US" style:font-size-complex="6.80000019073486pt" style:language-complex="en" style:country-complex="US"/>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T1" style:family="text">
      <style:text-properties fo:font-size="12pt"/>
    </style:style>
    <style:style style:name="T2" style:family="text">
      <style:text-properties fo:color="#336633" fo:font-size="11pt" style:font-size-asian="11pt" style:font-size-complex="6.30000019073486pt"/>
    </style:style>
    <style:style style:name="T3" style:family="text">
      <style:text-properties fo:font-size="12pt" fo:language="en" fo:country="US" style:font-size-asian="12pt" style:font-size-complex="6.80000019073486pt"/>
    </style:style>
  </office:automatic-styles>
  <office:body>
    <office:spreadsheet>
      <table:table table:name="setting up"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
          <table:table-cell table:number-columns-repeated="3"/>
        </table:table-row>
        <table:table-row table:style-name="ro2">
          <table:table-cell/>
          <table:table-cell table:style-name="ce1"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3">
          <table:table-cell/>
          <table:table-cell table:style-name="ce2"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4">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4">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5">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6">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7">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8">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9">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6">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6">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0">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7">
          <table:table-cell/>
          <table:table-cell table:style-name="ce3" office:value-type="string">
            <text:p>Vue.js provides special shorthands for two of the most often used directives, v-bind and v-on:</text:p>
          </table:table-cell>
          <table:table-cell table:number-columns-repeated="2"/>
        </table:table-row>
        <table:table-row table:style-name="ro11">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1">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2">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3">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4">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5">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2">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6">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17">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4" table:default-cell-style-name="Default"/>
        <table:table-column table:style-name="co13" table:default-cell-style-name="Default"/>
        <table:table-column table:style-name="co14" table:default-cell-style-name="Default"/>
        <table:table-row table:style-name="ro1" table:number-rows-repeated="2">
          <table:table-cell table:number-columns-repeated="3"/>
        </table:table-row>
        <table:table-row table:style-name="ro18">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19">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20">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table:style-name="ce4" office:value-type="string">
            <text:p>yields the same result as </text:p>
          </table:table-cell>
          <table:table-cell/>
        </table:table-row>
        <table:table-row table:style-name="ro21">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21">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22">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3">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19">
          <table:table-cell/>
          <table:table-cell table:style-name="ce4"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20">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19">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conditional" table:style-name="ta1" table:print="false">
        <table:table-column table:style-name="co4" table:default-cell-style-name="Default"/>
        <table:table-column table:style-name="co15" table:default-cell-style-name="Default"/>
        <table:table-column table:style-name="co16" table:default-cell-style-name="Default"/>
        <table:table-row table:style-name="ro1">
          <table:table-cell table:number-columns-repeated="3"/>
        </table:table-row>
        <table:table-row table:style-name="ro24">
          <table:table-cell/>
          <table:table-cell office:value-type="string">
            <text:p>&lt;h1 v-if="ok"&gt;Yes&lt;/h1&gt;</text:p>
            <text:p>&lt;h1 v-else&gt;No&lt;/h1&gt;</text:p>
          </table:table-cell>
          <table:table-cell table:style-name="ce3" office:value-type="string">
            <text:p>rendering of an element based on a boolean</text:p>
          </table:table-cell>
        </table:table-row>
        <table:table-row table:style-name="ro1">
          <table:table-cell table:number-columns-repeated="3"/>
        </table:table-row>
        <table:table-row table:style-name="ro21">
          <table:table-cell/>
          <table:table-cell office:value-type="string">
            <text:p>&lt;template v-if="ok"&gt;</text:p>
            <text:p><text:s text:c="2"/>&lt;h1&gt;Title&lt;/h1&gt;</text:p>
            <text:p><text:s text:c="2"/>&lt;p&gt;Paragraph 1&lt;/p&gt;</text:p>
            <text:p><text:s text:c="2"/>&lt;p&gt;Paragraph 2&lt;/p&gt;</text:p>
            <text:p>&lt;/template&gt;</text:p>
          </table:table-cell>
          <table:table-cell table:style-name="ce3" office:value-type="string">
            <text:p>The &lt;template&gt; element serves as an invisible wrapper. The final rendered result will not include the &lt;template&gt; element.</text:p>
          </table:table-cell>
        </table:table-row>
        <table:table-row table:style-name="ro1">
          <table:table-cell table:number-columns-repeated="3"/>
        </table:table-row>
        <table:table-row table:style-name="ro12">
          <table:table-cell/>
          <table:table-cell office:value-type="string">
            <text:p>&lt;div v-if="Math.random() &gt; 0.5"&gt;</text:p>
            <text:p><text:s text:c="2"/>Now you see me</text:p>
            <text:p>&lt;/div&gt;</text:p>
            <text:p>&lt;div v-else&gt;</text:p>
            <text:p><text:s text:c="2"/>Now you don't</text:p>
            <text:p>&lt;/div&gt;</text:p>
          </table:table-cell>
          <table:table-cell table:style-name="ce3" office:value-type="string">
            <text:p>A v-else element must immediately follow a v-if or a v-else-if element - otherwise it will not be recognized.</text:p>
          </table:table-cell>
        </table:table-row>
        <table:table-row table:style-name="ro1">
          <table:table-cell table:number-columns-repeated="3"/>
        </table:table-row>
        <table:table-row table:style-name="ro20">
          <table:table-cell/>
          <table:table-cell office:value-type="string">
            <text:p>&lt;div v-if="type === 'A'"&gt;</text:p>
            <text:p><text:s text:c="2"/>A</text:p>
            <text:p>&lt;/div&gt;</text:p>
            <text:p>&lt;div v-else-if="type === 'B'"&gt;</text:p>
            <text:p><text:s text:c="2"/>B</text:p>
            <text:p>&lt;/div&gt;</text:p>
            <text:p>&lt;div v-else-if="type === 'C'"&gt;</text:p>
            <text:p><text:s text:c="2"/>C</text:p>
            <text:p>&lt;/div&gt;</text:p>
            <text:p>&lt;div v-else&gt;</text:p>
            <text:p><text:s text:c="2"/>Not A/B/C</text:p>
            <text:p>&lt;/div&gt;</text:p>
          </table:table-cell>
          <table:table-cell table:style-name="ce3" office:value-type="string">
            <text:p>Similar to v-else, a v-else-if element must immediately follow a v-if or a v-else-if element.</text:p>
          </table:table-cell>
        </table:table-row>
        <table:table-row table:style-name="ro1" table:number-rows-repeated="2">
          <table:table-cell table:number-columns-repeated="3"/>
        </table:table-row>
        <table:table-row table:style-name="ro1">
          <table:table-cell/>
          <table:table-cell table:style-name="ce4" office:value-type="string">
            <text:p>controlling reusable elements with key</text:p>
          </table:table-cell>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gt;</text:p>
            <text:p>&lt;/template&gt;</text:p>
            <text:p>&lt;template v-else&gt;</text:p>
            <text:p><text:s text:c="2"/>&lt;label&gt;Email&lt;/label&gt;</text:p>
            <text:p><text:s text:c="2"/>&lt;input placeholder="Enter your email address"&gt;</text:p>
            <text:p>&lt;/template&gt;</text:p>
          </table:table-cell>
          <table:table-cell table:style-name="ce3" office:value-type="string">
            <text:p>switching the loginType in the code above will not erase what the user has already entered. Since both templates use the same elements, the &lt;input&gt; is not replaced - just its placeholder.</text:p>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 key="username-input"&gt;</text:p>
            <text:p>&lt;/template&gt;</text:p>
            <text:p>&lt;template v-else&gt;</text:p>
            <text:p><text:s text:c="2"/>&lt;label&gt;Email&lt;/label&gt;</text:p>
            <text:p><text:s text:c="2"/>&lt;input placeholder="Enter your email address" key="email-input"&gt;</text:p>
            <text:p>&lt;/template&gt;</text:p>
          </table:table-cell>
          <table:table-cell table:style-name="ce3" office:value-type="string">
            <text:p>you are telling Vue with the different keys not to reuse the input element! Now those inputs will be rendered from scratch each time you toggle. The &lt;label&gt; elements are still efficiently re-used, because they don’t have key attributes.</text:p>
          </table:table-cell>
        </table:table-row>
        <table:table-row table:style-name="ro1">
          <table:table-cell table:number-columns-repeated="3"/>
        </table:table-row>
        <table:table-row table:style-name="ro1">
          <table:table-cell/>
          <table:table-cell table:style-name="ce4" office:value-type="string">
            <text:p>conditional display:</text:p>
          </table:table-cell>
          <table:table-cell/>
        </table:table-row>
        <table:table-row table:style-name="ro12">
          <table:table-cell/>
          <table:table-cell office:value-type="string">
            <text:p>&lt;h1 v-show="ok"&gt;Hello!&lt;/h1&gt;</text:p>
          </table:table-cell>
          <table:table-cell table:style-name="ce3" office:value-type="string">
            <text:p>an element with v-show will always be rendered and remain in the DOM; v-show only toggles the display CSS property of the element. Note that v-show doesn’t support the &lt;template&gt; element, nor does it work with v-else.</text:p>
          </table:table-cell>
        </table:table-row>
        <table:table-row table:style-name="ro25">
          <table:table-cell table:number-columns-repeated="2"/>
          <table:table-cell table:style-name="ce3" office:value-type="string">
            <text:p>v-if is also lazy: if the condition is false on initial render, it will not do anything - the conditional block won’t be rendered until the condition becomes true for the first time.</text:p>
            <text:p/>
            <text:p>In comparison, v-show is much simpler - the element is always rendered regardless of initial condition, with CSS-based toggling.</text:p>
            <text:p/>
            <text:p>Generally speaking, v-if has higher toggle costs while v-show has higher initial render costs. So prefer v-show if you need to toggle something very often, and prefer v-if if the condition is unlikely to change at runtime.</text:p>
          </table:table-cell>
        </table:table-row>
      </table:table>
      <table:table table:name="binding classes" table:style-name="ta1" table:print="false">
        <table:table-column table:style-name="co4" table:default-cell-style-name="Default"/>
        <table:table-column table:style-name="co17" table:default-cell-style-name="Default"/>
        <table:table-column table:style-name="co18" table:default-cell-style-name="Default"/>
        <table:table-row table:style-name="ro1" table:number-rows-repeated="3">
          <table:table-cell table:number-columns-repeated="3"/>
        </table:table-row>
        <table:table-row table:style-name="ro24">
          <table:table-cell/>
          <table:table-cell office:value-type="string">
            <text:p>&lt;div v-bind:class="{ active: isActive }"&gt;&lt;/div&gt;</text:p>
          </table:table-cell>
          <table:table-cell table:style-name="ce3" office:value-type="string">
            <text:p>the presence of the active class is dependant on the value of the isActive property</text:p>
          </table:table-cell>
        </table:table-row>
        <table:table-row table:style-name="ro1" table:number-rows-repeated="2">
          <table:table-cell table:number-columns-repeated="3"/>
        </table:table-row>
        <table:table-row table:style-name="ro18">
          <table:table-cell/>
          <table:table-cell office:value-type="string">
            <text:p>&lt;div class="static"</text:p>
            <text:p><text:s text:c="5"/>v-bind:class="{ active: isActive, 'text-danger': hasError }"&gt;</text:p>
            <text:p>&lt;/div&gt;</text:p>
          </table:table-cell>
          <table:table-cell table:style-name="ce3" office:value-type="string">
            <text:p>works with multiple classes and can coexist with the original class attribute</text:p>
          </table:table-cell>
        </table:table-row>
        <table:table-row table:style-name="ro1">
          <table:table-cell table:number-columns-repeated="3"/>
        </table:table-row>
        <table:table-row table:style-name="ro1">
          <table:table-cell/>
          <table:table-cell table:style-name="ce4" office:value-type="string">
            <text:p>The bound object doesn’t have to be inline:</text:p>
          </table:table-cell>
          <table:table-cell/>
        </table:table-row>
        <table:table-row table:style-name="ro1">
          <table:table-cell/>
          <table:table-cell office:value-type="string">
            <text:p>&lt;div v-bind:class="classObject"&gt;&lt;/div&gt;</text:p>
          </table:table-cell>
          <table:table-cell/>
        </table:table-row>
        <table:table-row table:style-name="ro12">
          <table:table-cell/>
          <table:table-cell office:value-type="string">
            <text:p>Data: {</text:p>
            <text:p><text:s text:c="2"/>classObject: {</text:p>
            <text:p><text:s text:c="4"/>active: true,</text:p>
            <text:p><text:s text:c="4"/>'text-danger': false</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ith computed property:</text:p>
          </table:table-cell>
          <table:table-cell/>
        </table:table-row>
        <table:table-row table:style-name="ro1">
          <table:table-cell/>
          <table:table-cell office:value-type="string">
            <text:p>&lt;div v-bind:class="classObject"&gt;&lt;/div&gt;</text:p>
          </table:table-cell>
          <table:table-cell/>
        </table:table-row>
        <table:table-row table:style-name="ro20">
          <table:table-cell/>
          <table:table-cell office:value-type="string">
            <text:p>data: {</text:p>
            <text:p><text:s text:c="2"/>isActive: true,</text:p>
            <text:p><text:s text:c="2"/>error: null</text:p>
            <text:p>},</text:p>
            <text:p>computed: {</text:p>
            <text:p><text:s text:c="2"/>classObject: function () {</text:p>
            <text:p><text:s text:c="4"/>return {</text:p>
            <text:p><text:s text:c="6"/>active: this.isActive &amp;&amp; !this.error,</text:p>
            <text:p><text:s text:c="6"/>'text-danger': this.error &amp;&amp; this.error.type === 'fatal'</text:p>
            <text:p><text:s text:c="4"/>}</text:p>
            <text:p><text:s text:c="2"/>}</text:p>
            <text:p>}</text:p>
          </table:table-cell>
          <table:table-cell office:value-type="string">
            <text:p>computing the classes based on conditionals</text:p>
          </table:table-cell>
        </table:table-row>
        <table:table-row table:style-name="ro1">
          <table:table-cell table:number-columns-repeated="3"/>
        </table:table-row>
        <table:table-row table:style-name="ro1">
          <table:table-cell/>
          <table:table-cell office:value-type="string">
            <text:p>array syntax: </text:p>
          </table:table-cell>
          <table:table-cell/>
        </table:table-row>
      </table:table>
      <table:table table:name="list rendering" table:style-name="ta1" table:print="false">
        <table:table-column table:style-name="co4"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table:number-columns-repeated="4"/>
        </table:table-row>
        <table:table-row table:style-name="ro1">
          <table:table-cell/>
          <table:table-cell table:style-name="ce4" office:value-type="string">
            <text:p>iterate through array</text:p>
          </table:table-cell>
          <table:table-cell/>
          <table:table-cell office:value-type="string">
            <text:p>use keys:</text:p>
          </table:table-cell>
        </table:table-row>
        <table:table-row table:style-name="ro26">
          <table:table-cell/>
          <table:table-cell office:value-type="string">
            <text:p><text:s/>let example1 = new Vue({</text:p>
            <text:p><text:s text:c="6"/>el: '#example-1',</text:p>
            <text:p><text:s text:c="6"/>data: {</text:p>
            <text:p><text:s text:c="8"/>them: [{</text:p>
            <text:p><text:s text:c="12"/>name: 'Paige',</text:p>
            <text:p><text:s text:c="12"/>age: 22,</text:p>
            <text:p><text:s text:c="12"/>country: 'US',</text:p>
            <text:p><text:s text:c="10"/>},</text:p>
            <text:p><text:s text:c="8"/>],</text:p>
            <text:p><text:s text:c="8"/>Paige: {</text:p>
            <text:p><text:s text:c="10"/>firstName: 'Paige',</text:p>
            <text:p><text:s text:c="10"/>lastName: 'Yness',</text:p>
            <text:p><text:s text:c="8"/>}</text:p>
            <text:p><text:s text:c="6"/>}</text:p>
            <text:p><text:s text:c="4"/>})</text:p>
          </table:table-cell>
          <table:table-cell office:value-type="string">
            <text:p><text:s/>&lt;ul id="example-1"&gt;</text:p>
            <text:p><text:s text:c="4"/>&lt;li v-for="she in them"&gt;</text:p>
            <text:p><text:s text:c="6"/>{{ she.name }} - {{ she.age }} - {{ she.country }}</text:p>
            <text:p><text:s text:c="4"/>&lt;/li&gt;</text:p>
            <text:p><text:s text:c="4"/>&lt;li v-for="(property, key) in Paige"&gt;</text:p>
            <text:p><text:s text:c="6"/>{{ key }} - {{ property }}</text:p>
            <text:p><text:s text:c="4"/>&lt;/li&gt;</text:p>
            <text:p><text:s text:c="2"/>&lt;/ul&gt;</text:p>
          </table:table-cell>
          <table:table-cell office:value-type="string">
            <text:p>&lt;div v-for="item in items" :key="item.id"&gt;</text:p>
            <text:p><text:s text:c="2"/>&lt;!-- content --&gt;</text:p>
            <text:p>&lt;/div&gt;</text:p>
          </table:table-cell>
        </table:table-row>
        <table:table-row table:style-name="ro1">
          <table:table-cell table:number-columns-repeated="4"/>
        </table:table-row>
        <table:table-row table:style-name="ro1">
          <table:table-cell/>
          <table:table-cell table:style-name="ce4" office:value-type="string">
            <text:p>mutation methods that are reactive:</text:p>
          </table:table-cell>
          <table:table-cell office:value-type="string">
            <text:p>with non mutating methods:</text:p>
          </table:table-cell>
          <table:table-cell/>
        </table:table-row>
        <table:table-row table:style-name="ro27">
          <table:table-cell/>
          <table:table-cell office:value-type="string">
            <text:p>push()</text:p>
            <text:p>pop()</text:p>
            <text:p>shift()</text:p>
            <text:p>unshift()</text:p>
            <text:p>splice()</text:p>
            <text:p>sort()</text:p>
            <text:p>Reverse()</text:p>
          </table:table-cell>
          <table:table-cell office:value-type="string">
            <text:p>example1.items = example1.items.filter(function (item) {</text:p>
            <text:p><text:s text:c="2"/>return item.message.match(/Foo/)</text:p>
            <text:p>})</text:p>
          </table:table-cell>
          <table:table-cell/>
        </table:table-row>
        <table:table-row table:style-name="ro1">
          <table:table-cell/>
          <table:table-cell table:style-name="ce4" office:value-type="string">
            <text:p>NOT reactive:</text:p>
          </table:table-cell>
          <table:table-cell table:style-name="ce4" office:value-type="string">
            <text:p>reactive:</text:p>
          </table:table-cell>
          <table:table-cell office:value-type="string">
            <text:p>same</text:p>
          </table:table-cell>
        </table:table-row>
        <table:table-row table:style-name="ro24">
          <table:table-cell/>
          <table:table-cell office:value-type="string">
            <text:p>vm.items[1] = 'x' // is NOT reactive</text:p>
            <text:p>vm.items.length = 2 // is NOT reactive</text:p>
          </table:table-cell>
          <table:table-cell office:value-type="string">
            <text:p>// Vue.set</text:p>
            <text:p>Vue.set(vm.items, indexOfItem, newValue)</text:p>
          </table:table-cell>
          <table:table-cell office:value-type="string">
            <text:p>vm.$set(vm.items, indexOfItem, newValue)</text:p>
          </table:table-cell>
        </table:table-row>
        <table:table-row table:style-name="ro1">
          <table:table-cell table:number-columns-repeated="4"/>
        </table:table-row>
        <table:table-row table:style-name="ro24">
          <table:table-cell table:number-columns-repeated="2"/>
          <table:table-cell office:value-type="string">
            <text:p>/ Array.prototype.splice</text:p>
            <text:p>vm.items.splice(indexOfItem, 1, newValue)</text:p>
          </table:table-cell>
          <table:table-cell/>
        </table:table-row>
        <table:table-row table:style-name="ro28">
          <table:table-cell/>
          <table:table-cell office:value-type="string">
            <text:p>var vm = new Vue({</text:p>
            <text:p><text:s text:c="2"/>data: {</text:p>
            <text:p><text:s text:c="4"/>a: 1</text:p>
            <text:p><text:s text:c="2"/>}</text:p>
            <text:p>})</text:p>
            <text:p>// `vm.a` is now reactive</text:p>
            <text:p/>
            <text:p>vm.b = 2</text:p>
            <text:p>// `vm.b` is NOT reactive</text:p>
          </table:table-cell>
          <table:table-cell office:value-type="string">
            <text:p>Vue.set(object, key, value)</text:p>
          </table:table-cell>
          <table:table-cell/>
        </table:table-row>
        <table:table-row table:style-name="ro1">
          <table:table-cell table:number-columns-repeated="4"/>
        </table:table-row>
        <table:table-row table:style-name="ro1">
          <table:table-cell/>
          <table:table-cell table:style-name="ce4" office:value-type="string">
            <text:p>filtering a list:</text:p>
          </table:table-cell>
          <table:table-cell table:number-columns-repeated="2"/>
        </table:table-row>
        <table:table-row table:style-name="ro16">
          <table:table-cell/>
          <table:table-cell office:value-type="string">
            <text:p>data: {</text:p>
            <text:p><text:s text:c="2"/>numbers: [ 1, 2, 3, 4, 5 ]</text:p>
            <text:p>},</text:p>
            <text:p>computed: {</text:p>
            <text:p><text:s text:c="2"/>evenNumbers: function () {</text:p>
            <text:p><text:s text:c="4"/>return this.numbers.filter(function (number) {</text:p>
            <text:p><text:s text:c="6"/>return number % 2 === 0</text:p>
            <text:p><text:s text:c="4"/>})</text:p>
            <text:p><text:s text:c="2"/>}</text:p>
            <text:p>}</text:p>
          </table:table-cell>
          <table:table-cell office:value-type="string">
            <text:p>&lt;li v-for="n in evenNumbers"&gt;{{ n }}&lt;/li&gt;</text:p>
          </table:table-cell>
          <table:table-cell/>
        </table:table-row>
        <table:table-row table:style-name="ro1">
          <table:table-cell table:number-columns-repeated="4"/>
        </table:table-row>
        <table:table-row table:style-name="ro27">
          <table:table-cell/>
          <table:table-cell office:value-type="string">
            <text:p><text:s/>methods: {</text:p>
            <text:p><text:s text:c="8"/>even: function (numbers) {</text:p>
            <text:p><text:s text:c="10"/>return numbers.filter(function (number) {</text:p>
            <text:p><text:s text:c="12"/>return number % 2 === 0;</text:p>
            <text:p><text:s text:c="10"/>});</text:p>
            <text:p><text:s text:c="8"/>}</text:p>
            <text:p><text:s text:c="6"/>},</text:p>
          </table:table-cell>
          <table:table-cell office:value-type="string">
            <text:p>&lt;li v-for="n in even(numbers)"&gt;{{ n }}&lt;/li&gt;</text:p>
          </table:table-cell>
          <table:table-cell/>
        </table:table-row>
        <table:table-row table:style-name="ro1">
          <table:table-cell table:number-columns-repeated="4"/>
        </table:table-row>
        <table:table-row table:style-name="ro18">
          <table:table-cell/>
          <table:table-cell office:value-type="string">
            <text:p>&lt;div&gt;</text:p>
            <text:p><text:s text:c="2"/>&lt;span v-for="n in 10"&gt;{{ n }} &lt;/span&gt;</text:p>
            <text:p>&lt;/div&gt;</text:p>
          </table:table-cell>
          <table:table-cell office:value-type="string">
            <text:p>just render incremented numbers</text:p>
          </table:table-cell>
          <table:table-cell/>
        </table:table-row>
        <table:table-row table:style-name="ro1">
          <table:table-cell table:number-columns-repeated="4"/>
        </table:table-row>
        <table:table-row table:style-name="ro1">
          <table:table-cell/>
          <table:table-cell table:style-name="ce4" office:value-type="string">
            <text:p>&lt;template&gt; tags can be used for multiple elements.</text:p>
          </table:table-cell>
          <table:table-cell table:number-columns-repeated="2"/>
        </table:table-row>
        <table:table-row table:style-name="ro12">
          <table:table-cell/>
          <table:table-cell office:value-type="string">
            <text:p>&lt;ul&gt;</text:p>
            <text:p><text:s text:c="2"/>&lt;template v-for="item in items"&gt;</text:p>
            <text:p><text:s text:c="4"/>&lt;li&gt;{{ item.msg }}&lt;/li&gt;</text:p>
            <text:p><text:s text:c="4"/>&lt;li class="divider" role="presentation"&gt;&lt;/li&gt;</text:p>
            <text:p><text:s text:c="2"/>&lt;/template&gt;</text:p>
            <text:p>&lt;/ul&gt;</text:p>
          </table:table-cell>
          <table:table-cell table:number-columns-repeated="2"/>
        </table:table-row>
        <table:table-row table:style-name="ro1">
          <table:table-cell table:number-columns-repeated="4"/>
        </table:table-row>
        <table:table-row table:style-name="ro1">
          <table:table-cell/>
          <table:table-cell table:style-name="ce4" office:value-type="string">
            <text:p>V-for with v-if:</text:p>
          </table:table-cell>
          <table:table-cell table:number-columns-repeated="2"/>
        </table:table-row>
        <table:table-row table:style-name="ro18">
          <table:table-cell/>
          <table:table-cell office:value-type="string">
            <text:p>&lt;li v-for="todo in todos" v-if="!todo.isComplete"&gt;</text:p>
            <text:p><text:s text:c="2"/>{{ todo }}</text:p>
            <text:p>&lt;/li&gt;</text:p>
          </table:table-cell>
          <table:table-cell office:value-type="string">
            <text:p>the if runs on every iteration of the loop</text:p>
          </table:table-cell>
          <table:table-cell/>
        </table:table-row>
        <table:table-row table:style-name="ro1">
          <table:table-cell table:number-columns-repeated="4"/>
        </table:table-row>
        <table:table-row table:style-name="ro1">
          <table:table-cell/>
          <table:table-cell table:style-name="ce4" office:value-type="string">
            <text:p>V-if with v-for:</text:p>
          </table:table-cell>
          <table:table-cell table:number-columns-repeated="2"/>
        </table:table-row>
        <table:table-row table:style-name="ro12">
          <table:table-cell/>
          <table:table-cell office:value-type="string">
            <text:p>&lt;ul v-if="todos.length"&gt;</text:p>
            <text:p><text:s text:c="2"/>&lt;li v-for="todo in todos"&gt;</text:p>
            <text:p><text:s text:c="4"/>{{ todo }}</text:p>
            <text:p><text:s text:c="2"/>&lt;/li&gt;</text:p>
            <text:p>&lt;/ul&gt;</text:p>
            <text:p>&lt;p v-else&gt;No todos left!&lt;/p&gt;</text:p>
          </table:table-cell>
          <table:table-cell office:value-type="string">
            <text:p>conditionally skip the execution of the loop</text:p>
          </table:table-cell>
          <table:table-cell/>
        </table:table-row>
      </table:table>
      <table:table table:name="event handlers" table:style-name="ta1" table:print="false">
        <table:table-column table:style-name="co4" table:default-cell-style-name="Default"/>
        <table:table-column table:style-name="co22" table:default-cell-style-name="Default"/>
        <table:table-column table:style-name="co23" table:default-cell-style-name="Default"/>
        <table:table-row table:style-name="ro1" table:number-rows-repeated="2">
          <table:table-cell table:number-columns-repeated="3"/>
        </table:table-row>
        <table:table-row table:style-name="ro1">
          <table:table-cell/>
          <table:table-cell table:style-name="ce4" office:value-type="string">
            <text:p>incrementing a number with simple logic</text:p>
          </table:table-cell>
          <table:table-cell/>
        </table:table-row>
        <table:table-row table:style-name="ro12">
          <table:table-cell/>
          <table:table-cell office:value-type="string">
            <text:p>let app1 = new Vue({</text:p>
            <text:p><text:s text:c="4"/>el: '#app-1',</text:p>
            <text:p><text:s text:c="4"/>Data: {</text:p>
            <text:p><text:s text:c="6"/>counter: 1,</text:p>
            <text:p><text:s text:c="4"/>},</text:p>
            <text:p><text:s text:c="2"/>})</text:p>
          </table:table-cell>
          <table:table-cell office:value-type="string">
            <text:p>&lt;div&gt; {{ counter }}&lt;/div&gt;</text:p>
            <text:p><text:s text:c="4"/>&lt;button v-on:click="counter += 1"&gt;add 1&lt;/button&gt;</text:p>
          </table:table-cell>
        </table:table-row>
        <table:table-row table:style-name="ro1">
          <table:table-cell table:number-columns-repeated="3"/>
        </table:table-row>
        <table:table-row table:style-name="ro1">
          <table:table-cell/>
          <table:table-cell table:style-name="ce4" office:value-type="string">
            <text:p>referencing a method</text:p>
          </table:table-cell>
          <table:table-cell/>
        </table:table-row>
        <table:table-row table:style-name="ro13">
          <table:table-cell/>
          <table:table-cell office:value-type="string">
            <text:p>&lt;button v-on:click="greet()"&gt;greet Paige!&lt;/button&gt;</text:p>
          </table:table-cell>
          <table:table-cell office:value-type="string">
            <text:p><text:s/>methods: {</text:p>
            <text:p><text:s text:c="8"/>greet: function (event) {</text:p>
            <text:p><text:s text:c="10"/>alert('Hello ' + this.list[0] + '!')</text:p>
            <text:p><text:s text:c="10"/>if (event) {</text:p>
            <text:p><text:s text:c="12"/>console.log(event)</text:p>
            <text:p><text:s text:c="10"/>}</text:p>
            <text:p><text:s text:c="8"/>}</text:p>
            <text:p><text:s text:c="6"/>}</text:p>
          </table:table-cell>
        </table:table-row>
        <table:table-row table:style-name="ro1">
          <table:table-cell table:number-columns-repeated="3"/>
        </table:table-row>
        <table:table-row table:style-name="ro1">
          <table:table-cell/>
          <table:table-cell table:style-name="ce4" office:value-type="string">
            <text:p>referencing the event object (doesn't work)</text:p>
          </table:table-cell>
          <table:table-cell/>
        </table:table-row>
        <table:table-row table:style-name="ro27">
          <table:table-cell/>
          <table:table-cell office:value-type="string">
            <text:p>&lt;button v-on:click="warn('Form cannot be submitted yet.', $event)"&gt;</text:p>
            <text:p><text:s text:c="2"/>Submit</text:p>
            <text:p>&lt;/button&gt;</text:p>
          </table:table-cell>
          <table:table-cell office:value-type="string">
            <text:p>methods: {</text:p>
            <text:p><text:s text:c="2"/>warn: function (message, event) {</text:p>
            <text:p><text:s text:c="4"/>// now we have access to the native event</text:p>
            <text:p><text:s text:c="4"/>if (event) event.preventDefault()</text:p>
            <text:p><text:s text:c="4"/>alert(message)</text:p>
            <text:p><text:s text:c="2"/>}</text:p>
            <text:p>}</text:p>
          </table:table-cell>
        </table:table-row>
        <table:table-row table:style-name="ro1">
          <table:table-cell table:number-columns-repeated="3"/>
        </table:table-row>
        <table:table-row table:style-name="ro1">
          <table:table-cell/>
          <table:table-cell table:style-name="ce4" office:value-type="string">
            <text:p>Event Modifiers</text:p>
          </table:table-cell>
          <table:table-cell/>
        </table:table-row>
        <table:table-row table:style-name="ro1">
          <table:table-cell table:number-columns-repeated="3"/>
        </table:table-row>
        <table:table-row table:style-name="ro24">
          <table:table-cell/>
          <table:table-cell office:value-type="string">
            <text:p>&lt;!-- the click event's propagation will be stopped --&gt;</text:p>
            <text:p>&lt;a v-on:click.stop="doThis"&gt;&lt;/a&gt;</text:p>
          </table:table-cell>
          <table:table-cell/>
        </table:table-row>
        <table:table-row table:style-name="ro1">
          <table:table-cell table:number-columns-repeated="3"/>
        </table:table-row>
        <table:table-row table:style-name="ro24">
          <table:table-cell/>
          <table:table-cell office:value-type="string">
            <text:p>&lt;!-- the submit event will no longer reload the page --&gt;</text:p>
            <text:p>&lt;form v-on:submit.prevent="onSubmit"&gt;&lt;/form&gt;</text:p>
          </table:table-cell>
          <table:table-cell/>
        </table:table-row>
        <table:table-row table:style-name="ro1">
          <table:table-cell table:number-columns-repeated="3"/>
        </table:table-row>
        <table:table-row table:style-name="ro24">
          <table:table-cell/>
          <table:table-cell office:value-type="string">
            <text:p>&lt;!-- modifiers can be chained --&gt;</text:p>
            <text:p>&lt;a v-on:click.stop.prevent="doThat"&gt;&lt;/a&gt;</text:p>
          </table:table-cell>
          <table:table-cell/>
        </table:table-row>
        <table:table-row table:style-name="ro1">
          <table:table-cell table:number-columns-repeated="3"/>
        </table:table-row>
        <table:table-row table:style-name="ro24">
          <table:table-cell/>
          <table:table-cell office:value-type="string">
            <text:p>&lt;!-- just the modifier --&gt;</text:p>
            <text:p>&lt;form v-on:submit.prevent&gt;&lt;/form&gt;</text:p>
          </table:table-cell>
          <table:table-cell/>
        </table:table-row>
        <table:table-row table:style-name="ro1">
          <table:table-cell table:number-columns-repeated="3"/>
        </table:table-row>
        <table:table-row table:style-name="ro18">
          <table:table-cell/>
          <table:table-cell office:value-type="string">
            <text:p>&lt;!-- use capture mode when adding the event listener --&gt;</text:p>
            <text:p>&lt;!-- i.e. an event targeting an inner element is handled here before being handled by that element --&gt;</text:p>
            <text:p>&lt;div v-on:click.capture="doThis"&gt;...&lt;/div&gt;</text:p>
          </table:table-cell>
          <table:table-cell/>
        </table:table-row>
        <table:table-row table:style-name="ro1">
          <table:table-cell table:number-columns-repeated="3"/>
        </table:table-row>
        <table:table-row table:style-name="ro18">
          <table:table-cell/>
          <table:table-cell office:value-type="string">
            <text:p>&lt;!-- only trigger handler if event.target is the element itself --&gt;</text:p>
            <text:p>&lt;!-- i.e. not from a child element --&gt;</text:p>
            <text:p>&lt;div v-on:click.self="doThat"&gt;...&lt;/div&gt;</text:p>
          </table:table-cell>
          <table:table-cell/>
        </table:table-row>
        <table:table-row table:style-name="ro1">
          <table:table-cell table:number-columns-repeated="3"/>
        </table:table-row>
        <table:table-row table:style-name="ro24">
          <table:table-cell/>
          <table:table-cell office:value-type="string">
            <text:p>&lt;!-- the click event will be triggered at most once --&gt;</text:p>
            <text:p>&lt;a v-on:click.once="doThis"&gt;&lt;/a&gt;</text:p>
          </table:table-cell>
          <table:table-cell/>
        </table:table-row>
        <table:table-row table:style-name="ro1">
          <table:table-cell table:number-columns-repeated="3"/>
        </table:table-row>
        <table:table-row table:style-name="ro19">
          <table:table-cell/>
          <table:table-cell office:value-type="string">
            <text:p>&lt;!-- the scroll event's default behavior (scrolling) will happen --&gt;</text:p>
            <text:p>&lt;!-- immediately, instead of waiting for `onScroll` to complete <text:s/>--&gt;</text:p>
            <text:p>&lt;!-- in case it contains `event.preventDefault()` <text:s text:c="15"/>--&gt;</text:p>
            <text:p>&lt;div v-on:scroll.passive="onScroll"&gt;...&lt;/div&gt;</text:p>
          </table:table-cell>
          <table:table-cell/>
        </table:table-row>
        <table:table-row table:style-name="ro1">
          <table:table-cell table:number-columns-repeated="3"/>
        </table:table-row>
        <table:table-row table:style-name="ro24">
          <table:table-cell/>
          <table:table-cell office:value-type="string">
            <text:p>&lt;!-- only call `vm.submit()` when the `keyCode` is 13 --&gt;</text:p>
            <text:p>&lt;input v-on:keyup.13="submit"&gt;</text:p>
          </table:table-cell>
          <table:table-cell/>
        </table:table-row>
        <table:table-row table:style-name="ro1">
          <table:table-cell table:number-columns-repeated="3"/>
        </table:table-row>
        <table:table-row table:style-name="ro18">
          <table:table-cell/>
          <table:table-cell office:value-type="string">
            <text:p>&lt;!-- same as above --&gt;</text:p>
            <text:p>&lt;input v-on:keyup.enter="submit"&gt;</text:p>
            <text:p/>
          </table:table-cell>
          <table:table-cell/>
        </table:table-row>
        <table:table-row table:style-name="ro1">
          <table:table-cell table:number-columns-repeated="3"/>
        </table:table-row>
        <table:table-row table:style-name="ro24">
          <table:table-cell/>
          <table:table-cell office:value-type="string">
            <text:p>&lt;!-- also works for shorthand --&gt;</text:p>
            <text:p>&lt;input @keyup.enter="submit"&gt;</text:p>
          </table:table-cell>
          <table:table-cell/>
        </table:table-row>
        <table:table-row table:style-name="ro1">
          <table:table-cell table:number-columns-repeated="3"/>
        </table:table-row>
        <table:table-row table:style-name="ro1">
          <table:table-cell/>
          <table:table-cell table:style-name="ce4" office:value-type="string">
            <text:p><text:s/>full list of key modifier aliases:</text:p>
          </table:table-cell>
          <table:table-cell/>
        </table:table-row>
        <table:table-row table:style-name="ro28">
          <table:table-cell/>
          <table:table-cell office:value-type="string">
            <text:p>.enter</text:p>
            <text:p>.tab</text:p>
            <text:p>.delete (captures both “Delete” and “Backspace” keys)</text:p>
            <text:p>.esc</text:p>
            <text:p>.space</text:p>
            <text:p>.up</text:p>
            <text:p>.down</text:p>
            <text:p>.left</text:p>
            <text:p>.right</text:p>
          </table:table-cell>
          <table:table-cell/>
        </table:table-row>
        <table:table-row table:style-name="ro1">
          <table:table-cell table:number-columns-repeated="3"/>
        </table:table-row>
        <table:table-row table:style-name="ro1">
          <table:table-cell/>
          <table:table-cell table:style-name="ce4" office:value-type="string">
            <text:p>modifiers:</text:p>
          </table:table-cell>
          <table:table-cell/>
        </table:table-row>
        <table:table-row table:style-name="ro1">
          <table:table-cell/>
          <table:table-cell office:value-type="string">
            <text:p>&lt;input @keydown.alt.enter="greet()"&gt; </text:p>
          </table:table-cell>
          <table:table-cell/>
        </table:table-row>
        <table:table-row table:style-name="ro1">
          <table:table-cell/>
          <table:table-cell office:value-type="string">
            <text:p>&lt;input @keydown.ctrl.enter="greet()"&gt; </text:p>
          </table:table-cell>
          <table:table-cell/>
        </table:table-row>
        <table:table-row table:style-name="ro1">
          <table:table-cell table:number-columns-repeated="3"/>
        </table:table-row>
        <table:table-row table:style-name="ro1">
          <table:table-cell/>
          <table:table-cell table:style-name="ce4" office:value-type="string">
            <text:p>exact- only when that keys pressed.</text:p>
          </table:table-cell>
          <table:table-cell/>
        </table:table-row>
        <table:table-row table:style-name="ro24">
          <table:table-cell/>
          <table:table-cell office:value-type="string">
            <text:p>&lt;!-- this will fire even if Alt or Shift is also pressed --&gt;</text:p>
            <text:p>&lt;button @click.ctrl="onClick"&gt;A&lt;/button&gt;</text:p>
          </table:table-cell>
          <table:table-cell/>
        </table:table-row>
        <table:table-row table:style-name="ro1">
          <table:table-cell table:number-columns-repeated="3"/>
        </table:table-row>
        <table:table-row table:style-name="ro24">
          <table:table-cell/>
          <table:table-cell office:value-type="string">
            <text:p>&lt;!-- this will only fire when Ctrl and no other keys are pressed --&gt;</text:p>
            <text:p>&lt;button @click.ctrl.exact="onCtrlClick"&gt;A&lt;/button&gt;</text:p>
          </table:table-cell>
          <table:table-cell/>
        </table:table-row>
        <table:table-row table:style-name="ro1">
          <table:table-cell table:number-columns-repeated="3"/>
        </table:table-row>
        <table:table-row table:style-name="ro1">
          <table:table-cell/>
          <table:table-cell table:style-name="ce4" office:value-type="string">
            <text:p>mouse button modifiers</text:p>
          </table:table-cell>
          <table:table-cell/>
        </table:table-row>
        <table:table-row table:style-name="ro18">
          <table:table-cell/>
          <table:table-cell office:value-type="string">
            <text:p>.left</text:p>
            <text:p>.right</text:p>
            <text:p>.middle</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0">2018.05.30</text:date>, <text:time>17:17: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0H58M39S</meta:editing-duration>
    <meta:editing-cycles>165</meta:editing-cycles>
    <meta:generator>OpenOffice/4.1.5$Win32 OpenOffice.org_project/415m1$Build-9789</meta:generator>
    <dc:date>2018-05-30T17:17:24.29</dc:date>
    <dc:creator>Tamas Varga</dc:creator>
    <meta:document-statistic meta:table-count="8" meta:cell-count="189" meta:object-count="0"/>
    <meta:user-defined meta:name="Info 1"/>
    <meta:user-defined meta:name="Info 2"/>
    <meta:user-defined meta:name="Info 3"/>
    <meta:user-defined meta:name="Info 4"/>
  </office:meta>
</office:document-meta>
</file>